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2.0445in"/>
    </style:style>
    <style:style style:name="co3" style:family="table-column">
      <style:table-column-properties fo:break-before="auto" style:column-width="2.5398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Res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text-shadow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61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photon.bits-goa.ac.in/lms/theme/image.php?theme=bits_theme&amp;component=core&amp;rev=1539770573&amp;image=spacer" draw:style-name="gr1" draw:text-style-name="P1" svg:width="0.0098in" svg:height="0.0098in" svg:x="0in" svg:y="0.7083in">
            <draw:image xlink:href="http://photon.bits-goa.ac.in/lms/theme/image.php?theme=bits_theme&amp;component=core&amp;rev=1539770573&amp;image=spacer" xlink:type="simple" xlink:show="embed" xlink:actuate="onLoad">
              <text:p/>
            </draw:image>
          </draw:frame>
          <draw:frame draw:z-index="1" draw:name="http://photon.bits-goa.ac.in/lms/theme/image.php?theme=bits_theme&amp;component=core&amp;rev=1539770573&amp;image=spacer" draw:style-name="gr1" draw:text-style-name="P1" svg:width="0.0098in" svg:height="0.0098in" svg:x="0.0102in" svg:y="0.7083in">
            <draw:image xlink:href="http://photon.bits-goa.ac.in/lms/theme/image.php?theme=bits_theme&amp;component=core&amp;rev=1539770573&amp;image=spacer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Ashwin Kumar K</text:p>
          </table:table-cell>
          <table:table-cell table:number-columns-repeated="8"/>
        </table:table-row>
        <table:table-row table:style-name="ro1">
          <table:table-cell office:value-type="string">
            <text:p>2017B5A81034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icrometer details</text:p>
          </table:table-cell>
          <table:table-cell table:number-columns-repeated="8"/>
        </table:table-row>
        <table:table-row table:style-name="ro1">
          <table:table-cell office:value-type="string">
            <text:p>pitch= </text:p>
          </table:table-cell>
          <table:table-cell office:value-type="string">
            <text:p>0.5mm</text:p>
          </table:table-cell>
          <table:table-cell office:value-type="string">
            <text:p>No of divisions=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Least count = </text:p>
          </table:table-cell>
          <table:table-cell office:value-type="string">
            <text:p>0.01mm</text:p>
          </table:table-cell>
          <table:table-cell office:value-type="string">
            <text:p>zero error= </text:p>
          </table:table-cell>
          <table:table-cell office:value-type="string">
            <text:p>-15 divisions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OP7: M</text:p>
          </table:table-cell>
          <table:table-cell table:style-name="ce2" office:value-type="string">
            <text:p>Michelson Interferometer [MI]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N (No of fringes)</text:p>
          </table:table-cell>
          <table:table-cell office:value-type="string">
            <text:p>Distance moved </text:p>
          </table:table-cell>
          <table:table-cell office:value-type="string">
            <text:p>Distance moved</text:p>
          </table:table-cell>
          <table:table-cell table:style-name="ce3" office:value-type="string">
            <text:p>λ=2d/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n micrometer (no of divisions)</text:p>
          </table:table-cell>
          <table:table-cell office:value-type="string">
            <text:p>by the movable mirror (in M)</text:p>
          </table:table-cell>
          <table:table-cell office:value-type="string">
            <text:p>(in m)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11]*0.35*10^(-6)" office:value-type="float" office:value="0.0000021">
            <text:p>0.0000021</text:p>
          </table:table-cell>
          <table:table-cell table:style-name="ce4" table:formula="of:=2*[.C11]/[.A11]" office:value-type="float" office:value="0.00000084">
            <text:p>8.40E-0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B12]*0.35*10^(-6)" office:value-type="float" office:value="0.00000385">
            <text:p>0.00000385</text:p>
          </table:table-cell>
          <table:table-cell table:style-name="ce4" table:formula="of:=2*[.C12]/[.A12]" office:value-type="float" office:value="0.00000077">
            <text:p>7.70E-07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B13]*0.35*10^(-6)" office:value-type="float" office:value="0.0000056">
            <text:p>0.0000056</text:p>
          </table:table-cell>
          <table:table-cell table:style-name="ce4" table:formula="of:=2*[.C13]/[.A13]" office:value-type="float" office:value="0.000000746666666666667">
            <text:p>7.47E-0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B14]*0.35*10^(-6)" office:value-type="float" office:value="0.0000077">
            <text:p>0.0000077</text:p>
          </table:table-cell>
          <table:table-cell table:style-name="ce4" table:formula="of:=2*[.C14]/[.A14]" office:value-type="float" office:value="0.00000077">
            <text:p>7.70E-0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formula="of:=[.B15]*0.35*10^(-6)" office:value-type="float" office:value="0.00000875">
            <text:p>0.00000875</text:p>
          </table:table-cell>
          <table:table-cell table:style-name="ce4" table:formula="of:=2*[.C15]/[.A15]" office:value-type="float" office:value="0.0000007">
            <text:p>7.00E-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verage <text:s/>wavelength λ = </text:p>
          </table:table-cell>
          <table:table-cell table:style-name="ce4" table:formula="of:=SUM([.D11:.D15])/5" office:value-type="float" office:value="0.000000765333333333333">
            <text:p>7.65E-07</text:p>
          </table:table-cell>
          <table:table-cell office:value-type="string">
            <text:p>765nm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ercentage deviation from theoretical =</text:p>
          </table:table-cell>
          <table:table-cell table:style-name="ce5" table:formula="of:=(765-633)*100/633" office:value-type="float" office:value="20.8530805687204">
            <text:p>20.85</text:p>
          </table:table-cell>
          <table:table-cell office:value-type="string">
            <text:p>%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esult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he wavelength of the given source is found to be 765nm under 5 trials which deviates about 20 percent from theoretical value</text:p>
          </table:table-cell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/29/2018</text:date>, <text:time>16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t lab</meta:initial-creator>
    <meta:creation-date>2018-11-29T15:38:28</meta:creation-date>
    <dc:date>2018-11-29T16:09:55</dc:date>
    <dc:creator>emt lab</dc:creator>
    <meta:editing-duration>PT31M28S</meta:editing-duration>
    <meta:editing-cycles>9</meta:editing-cycles>
    <meta:generator>LibreOffice/3.4$Unix LibreOffice_project/340m1$Build-302</meta:generator>
    <meta:document-statistic meta:table-count="3" meta:cell-count="48" meta:object-count="2"/>
  </office:meta>
</office:document-meta>
</file>